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6c33c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Standard">
      <style:text-properties officeooo:paragraph-rsid="0eb9c424"/>
    </style:style>
    <style:style style:name="P79" style:family="paragraph" style:parent-style-name="Footnote">
      <style:text-properties officeooo:rsid="043ccc66" officeooo:paragraph-rsid="0e849f1d"/>
    </style:style>
    <style:style style:name="P80" style:family="paragraph" style:parent-style-name="Footnote">
      <style:text-properties officeooo:paragraph-rsid="0e927a73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3" style:family="paragraph" style:parent-style-name="Standard">
      <style:text-properties officeooo:paragraph-rsid="0ec22dd8"/>
    </style:style>
    <style:style style:name="P84" style:family="paragraph" style:parent-style-name="Standard">
      <style:text-properties officeooo:paragraph-rsid="0ecb810d"/>
    </style:style>
    <style:style style:name="P85" style:family="paragraph" style:parent-style-name="Standard">
      <style:text-properties officeooo:paragraph-rsid="0ecd4bf5"/>
    </style:style>
    <style:style style:name="P86" style:family="paragraph" style:parent-style-name="Footnote">
      <style:text-properties officeooo:paragraph-rsid="0ef8320a"/>
    </style:style>
    <style:style style:name="P87" style:family="paragraph" style:parent-style-name="Footnote">
      <style:text-properties officeooo:paragraph-rsid="0f025efd"/>
    </style:style>
    <style:style style:name="P88" style:family="paragraph" style:parent-style-name="Footnote">
      <style:text-properties officeooo:paragraph-rsid="0f051f9f"/>
    </style:style>
    <style:style style:name="P89" style:family="paragraph" style:parent-style-name="Standard">
      <style:text-properties officeooo:paragraph-rsid="0f0649dd"/>
    </style:style>
    <style:style style:name="P90" style:family="paragraph" style:parent-style-name="Standard">
      <style:text-properties officeooo:paragraph-rsid="0f075cbc"/>
    </style:style>
    <style:style style:name="P91" style:family="paragraph" style:parent-style-name="Footnote">
      <style:text-properties officeooo:paragraph-rsid="0f12f362"/>
    </style:style>
    <style:style style:name="P92" style:family="paragraph" style:parent-style-name="Footnote">
      <style:text-properties officeooo:paragraph-rsid="0f140c00"/>
    </style:style>
    <style:style style:name="P93" style:family="paragraph" style:parent-style-name="Standard">
      <style:text-properties officeooo:paragraph-rsid="0f2db54e"/>
    </style:style>
    <style:style style:name="P94" style:family="paragraph" style:parent-style-name="Footnote">
      <style:text-properties officeooo:rsid="043ccc66" officeooo:paragraph-rsid="0f315604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6f7e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9fc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bd98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c520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ce8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7d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8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9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e90da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fd619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fd619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8pt" fo:language="nl" fo:country="NL" fo:font-style="normal" style:text-underline-style="none" fo:font-weight="normal" officeooo:rsid="0e9fd619" fo:background-color="transparent" loext:char-shading-value="0" style:font-name-asian="DejaVu Sans Mono" style:font-size-asian="8pt" style:language-asian="nl" style:country-asian="NL" style:font-style-asian="normal" style:font-weight-asian="normal" style:font-name-complex="DejaVu Sans Mono" style:font-size-complex="8pt" style:language-complex="nl" style:country-complex="NL" style:font-style-complex="normal" style:font-weight-complex="normal" loext:padding="0.049cm" loext:border="0.31pt solid #000000"/>
    </style:style>
    <style:style style:name="T22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6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8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8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loext:opacity="100%" style:font-name="Liberation Sans" fo:font-size="12pt" style:font-size-asian="12pt" style:font-size-complex="12pt"/>
    </style:style>
    <style:style style:name="T31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1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1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officeooo:rsid="047da547"/>
    </style:style>
    <style:style style:name="T3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5" style:family="text">
      <style:text-properties style:use-window-font-color="true" loext:opacity="0%" style:font-name="Liberation Sans" fo:font-size="12pt" style:font-size-asian="12pt" style:font-size-complex="12pt"/>
    </style:style>
    <style:style style:name="T356" style:family="text">
      <style:text-properties officeooo:rsid="04473353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officeooo:rsid="0e59b6fb" style:font-weight-asian="bold" style:font-weight-complex="bold"/>
    </style:style>
    <style:style style:name="T359" style:family="text">
      <style:text-properties officeooo:rsid="0aace3cd"/>
    </style:style>
    <style:style style:name="T360" style:family="text">
      <style:text-properties fo:font-size="10pt" style:font-size-asian="10pt" style:font-size-complex="10pt"/>
    </style:style>
    <style:style style:name="T361" style:family="text">
      <style:text-properties officeooo:rsid="0394a435"/>
    </style:style>
    <style:style style:name="T3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6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5" style:family="text">
      <style:text-properties officeooo:rsid="0cf7e116"/>
    </style:style>
    <style:style style:name="T366" style:family="text">
      <style:text-properties officeooo:rsid="0b952edb"/>
    </style:style>
    <style:style style:name="T367" style:family="text">
      <style:text-properties loext:padding="0.049cm" loext:border="0.31pt solid #000000"/>
    </style:style>
    <style:style style:name="T368" style:family="text">
      <style:text-properties officeooo:rsid="0ec3cb48"/>
    </style:style>
    <style:style style:name="T369" style:family="text">
      <style:text-properties officeooo:rsid="0ec42890"/>
    </style:style>
    <style:style style:name="T370" style:family="text">
      <style:text-properties officeooo:rsid="0ec6fcb2"/>
    </style:style>
    <style:style style:name="T371" style:family="text">
      <style:text-properties officeooo:rsid="0eef9ccc"/>
    </style:style>
    <style:style style:name="T372" style:family="text">
      <style:text-properties officeooo:rsid="0e5e443a"/>
    </style:style>
    <style:style style:name="T373" style:family="text">
      <style:text-properties officeooo:rsid="0efc0412"/>
    </style:style>
    <style:style style:name="T374" style:family="text">
      <style:text-properties officeooo:rsid="0f064ef4"/>
    </style:style>
    <style:style style:name="T375" style:family="text">
      <style:text-properties officeooo:rsid="0e80285f"/>
    </style:style>
    <style:style style:name="T376" style:family="text">
      <style:text-properties officeooo:rsid="0e838e2a"/>
    </style:style>
    <style:style style:name="T377" style:family="text">
      <style:text-properties officeooo:rsid="0e83c34e"/>
    </style:style>
    <style:style style:name="T378" style:family="text">
      <style:text-properties officeooo:rsid="0f1609ab"/>
    </style:style>
    <style:style style:name="T37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9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fo:color="#808080" loext:opacity="100%" style:font-name="Liberation Sans" fo:font-size="12pt" style:font-size-asian="12pt" style:font-size-complex="12pt"/>
    </style:style>
    <style:style style:name="T39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5" style:family="text">
      <style:text-properties officeooo:rsid="0f3025a2"/>
    </style:style>
    <style:style style:name="T396" style:family="text">
      <style:text-properties officeooo:rsid="0f33baaf"/>
    </style:style>
    <style:style style:name="T397" style:family="text">
      <style:text-properties officeooo:rsid="0f3576e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271">C</text:span><text:span text:style-name="T270">hecklist voor </text:span><text:span text:style-name="T272">de installatie</text:span><text:span text:style-name="T270"> van </text:span><text:reference-mark-start text:name="Distributie"/><text:span text:style-name="T273">Debian</text:span><text:reference-mark-end text:name="Distributie"/><text:span text:style-name="T274"> </text:span><text:span text:style-name="T275">GNU/Linux </text:span><text:reference-mark-start text:name="Versie"/><text:span text:style-name="T273">1</text:span><text:span text:style-name="T276">1</text:span><text:reference-mark-end text:name="Versie"/><text:span text:style-name="Strong_20_Emphasis"><text:span text:style-name="T312"> </text:span></text:span><text:span text:style-name="Strong_20_Emphasis"><text:span text:style-name="T313">LTS</text:span></text:span><text:span text:style-name="T277"><text:note text:id="ftn1" text:note-class="footnote"><text:note-citation>1</text:note-citation><text:note-body><text:p text:style-name="P28"><text:span text:style-name="T361">Deze versie </text:span><text:span text:style-name="T361"><text:reference-ref text:reference-format="text" text:ref-name="Versie">11</text:reference-ref></text:span><text:span text:style-name="T378"><text:s/></text:span><text:span text:style-name="T320">is een zogenaamde LTS-versie (</text:span><text:span text:style-name="T321">LTS=</text:span><text:span text:style-name="T320">Long-Term Support, langetermijnondersteuning).<text:line-break/></text:span><text:span text:style-name="T322">Deze</text:span><text:span text:style-name="T320"> LTS-versie wordt </text:span><text:span text:style-name="T329">vanaf vrijgave (</text:span><text:span text:style-name="T327">augustus 2021</text:span><text:span text:style-name="T329">) </text:span><text:span text:style-name="T328">vijf</text:span><text:span text:style-name="T320"> jaar ondersteund</text:span><text:span text:style-name="T324"> </text:span><text:span text:style-name="T320">(tot </text:span><text:span text:style-name="T327">augustus</text:span><text:span text:style-name="T322"> </text:span><text:span text:style-name="T320">202</text:span><text:span text:style-name="T323">6</text:span><text:span text:style-name="T324">)</text:span><text:span text:style-name="T325">.</text:span></text:p></text:note-body></text:note></text:span><text:span text:style-name="T278"> </text:span><text:span text:style-name="T281">(</text:span><text:span text:style-name="T283">B</text:span><text:span text:style-name="T284">ullseye</text:span><text:span text:style-name="T281">) </text:span><text:reference-mark-start text:name="Editie"/><text:span text:style-name="T282">D</text:span><text:span text:style-name="T279">esktop</text:span><text:reference-mark-end text:name="Editie"/><text:span text:style-name="T280">.</text:span></text:p>
      <text:p text:style-name="P4"/>
      <text:p text:style-name="P93"><text:span text:style-name="T36">Kijk op</text:span><text:span text:style-name="T304"> </text:span><text:a xlink:type="simple" xlink:href="https://karelzimmer.nl/" text:style-name="Internet_20_link" text:visited-style-name="Visited_20_Internet_20_Link"><text:span text:style-name="T9">karelzimmer.nl</text:span></text:a><text:span text:style-name="T304"> </text:span><text:span text:style-name="T330">voor</text:span><text:span text:style-name="T331"> </text:span><text:span text:style-name="T332">deze en andere </text:span><text:span text:style-name="T333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34">(zie toelichting)</text:span><text:span text:style-name="T19">:</text:span></text:p>
      <text:p text:style-name="P31"><text:span text:style-name="Definition"><text:span text:style-name="T336">g</text:span></text:span><text:span text:style-name="Definition"><text:span text:style-name="T335">ebruiker</text:span></text:span><text:span text:style-name="Definition"><text:span text:style-name="T339"><text:tab/><text:tab/></text:span></text:span><text:span text:style-name="Definition"><text:span text:style-name="T355"> <text:tab/><text:tab/></text:span></text:span><text:span text:style-name="T340"><draw:control text:anchor-type="as-char" svg:y="-0.429cm" draw:z-index="9" draw:name="Gebruiker" draw:style-name="gr2" draw:text-style-name="P102" svg:width="6.061cm" svg:height="0.6cm" draw:control="control10"><svg:title>Gebruiker</svg:title><svg:desc>Volledige naam, bijv. Jan Stek</svg:desc></draw:control></text:span><text:span text:style-name="T340"><text:tab/></text:span><text:span text:style-name="T341">(</text:span><text:span text:style-name="T337">volledige naam, bijv. </text:span><text:span text:style-name="T353">J</text:span><text:span text:style-name="T354">a</text:span><text:span text:style-name="T353">n </text:span><text:span text:style-name="T354">Jansen</text:span><text:span text:style-name="T338">)</text:span></text:p>
      <text:p text:style-name="Standard"><text:span text:style-name="Definition"><text:span text:style-name="T336">g</text:span></text:span><text:span text:style-name="Definition"><text:span text:style-name="T335">ebruikersnaam<text:tab/></text:span></text:span><text:span text:style-name="Definition"><text:span text:style-name="T335"><draw:control text:anchor-type="as-char" svg:y="-0.429cm" draw:z-index="10" draw:name="Gberuikersnaam" draw:style-name="gr2" draw:text-style-name="P102" svg:width="6.061cm" svg:height="0.6cm" draw:control="control11"><svg:title>Gebruikersnaam</svg:title><svg:desc>Korte naam, bijv. jan</svg:desc></draw:control></text:span></text:span><text:span text:style-name="Definition"><text:span text:style-name="T335"><text:tab/></text:span></text:span><text:span text:style-name="T10">(korte naam, bijv. </text:span><text:span text:style-name="T302">j</text:span><text:span text:style-name="T303">a</text:span><text:span text:style-name="T302">n</text:span><text:span text:style-name="T10">)</text:span></text:p>
      <text:p text:style-name="P30"><text:span text:style-name="Definition"><text:span text:style-name="T343">c</text:span></text:span><text:span text:style-name="Definition"><text:span text:style-name="T342">omputernaam<text:tab/><text:tab/></text:span></text:span><text:span text:style-name="Definition"><text:span text:style-name="T340"><draw:control text:anchor-type="as-char" svg:y="-0.429cm" draw:z-index="11" draw:name="Computernaam" draw:style-name="gr2" draw:text-style-name="P102" svg:width="6.061cm" svg:height="0.6cm" draw:control="control12"><svg:title>Computernaam</svg:title><svg:desc>Unieke naam van de computer</svg:desc></draw:control></text:span></text:span><text:span text:style-name="Definition"><text:span text:style-name="T340"><text:tab/></text:span></text:span><text:span text:style-name="Definition"><text:span text:style-name="T346">(</text:span></text:span><text:span text:style-name="Definition"><text:span text:style-name="T347">naam van de compute</text:span></text:span><text:span text:style-name="Definition"><text:span text:style-name="T348">r, </text:span></text:span><text:span text:style-name="Definition"><text:span text:style-name="T349">bijv. p</text:span></text:span><text:span text:style-name="Definition"><text:span text:style-name="T350">c02</text:span></text:span><text:span text:style-name="Definition"><text:span text:style-name="T346">)</text:span></text:span></text:p>
      <text:p text:style-name="P30"><text:span text:style-name="Definition"><text:span text:style-name="T336">o</text:span></text:span><text:span text:style-name="Definition"><text:span text:style-name="T335">pstartmenu</text:span></text:span><text:span text:style-name="Definition"><text:span text:style-name="T340"><text:tab/><text:tab/><text:tab/></text:span></text:span><text:span text:style-name="Definition"><text:span text:style-name="T340"><draw:control text:anchor-type="as-char" svg:y="-0.429cm" draw:z-index="12" draw:name="Opstartmenu" draw:style-name="gr2" draw:text-style-name="P102" svg:width="6.061cm" svg:height="0.6cm" draw:control="control13"><svg:title>Opstartmenu</svg:title><svg:desc>Toets voor het opstartmenu ("bootmenu")</svg:desc></draw:control></text:span></text:span><text:span text:style-name="Definition"><text:span text:style-name="T340"><text:tab/></text:span></text:span><text:span text:style-name="Definition"><text:span text:style-name="T346">(</text:span></text:span><text:span text:style-name="Definition"><text:span text:style-name="T347">to</text:span></text:span><text:span text:style-name="Definition"><text:span text:style-name="T351">ets voor het opstartmedium</text:span></text:span><text:span text:style-name="Definition"><text:span text:style-name="T352">)</text:span></text:span></text:p>
      <text:p text:style-name="P30"><text:span text:style-name="Definition"><text:span text:style-name="T344">i</text:span></text:span><text:span text:style-name="Definition"><text:span text:style-name="T345">nstellingen</text:span></text:span><text:span text:style-name="T346"><text:tab/> <text:tab/><text:tab/></text:span><text:span text:style-name="T346"><draw:control text:anchor-type="as-char" svg:y="-0.429cm" draw:z-index="8" draw:name="Instellingen" draw:style-name="gr2" draw:text-style-name="P102" svg:width="6.061cm" svg:height="0.6cm" draw:control="control9"><svg:title>Instellingen</svg:title><svg:desc>Toets voor het BIOS/UEFI-scherm ("setup")</svg:desc></draw:control></text:span><text:span text:style-name="T346"><text:tab/>(</text:span><text:span text:style-name="T347">toets voor het BIOS/UEFI-scherm</text:span><text:span text:style-name="T346">)</text:span></text:p>
      <text:p text:style-name="P33"><text:span text:style-name="Definition"><text:span text:style-name="T380">g</text:span></text:span><text:span text:style-name="Definition"><text:span text:style-name="T379">ebruiker</text:span></text:span><text:span text:style-name="Definition"><text:span text:style-name="T381">2</text:span></text:span><text:span text:style-name="Definition"><text:span text:style-name="T382"><text:tab/></text:span></text:span><text:span text:style-name="Definition"><text:span text:style-name="T392"> <text:tab/><text:tab/></text:span></text:span><text:span text:style-name="T383"><draw:control text:anchor-type="as-char" svg:y="-0.429cm" draw:z-index="19" draw:name="Gebruiker 1" draw:style-name="gr2" draw:text-style-name="P102" svg:width="6.061cm" svg:height="0.6cm" draw:control="control20"><svg:title>Gebruiker</svg:title><svg:desc>Volledige naam, bijv. Jan Stek</svg:desc></draw:control></text:span><text:span text:style-name="T383"><text:tab/></text:span><text:span text:style-name="T384">(</text:span><text:span text:style-name="T385">volledige naam </text:span><text:span text:style-name="T386">evt. 2</text:span><text:span text:style-name="T393">e</text:span><text:span text:style-name="T386"> gebruiker</text:span><text:span text:style-name="T387">)</text:span></text:p>
      <text:p text:style-name="P85"><text:span text:style-name="Definition"><text:span text:style-name="T380">g</text:span></text:span><text:span text:style-name="Definition"><text:span text:style-name="T379">ebruikersnaam</text:span></text:span><text:span text:style-name="Definition"><text:span text:style-name="T381">2</text:span></text:span><text:span text:style-name="Definition"><text:span text:style-name="T388"><text:tab/></text:span></text:span><text:span text:style-name="Definition"><text:span text:style-name="T388"><draw:control text:anchor-type="as-char" svg:y="-0.429cm" draw:z-index="20" draw:name="Gberuikersnaam 1" draw:style-name="gr2" draw:text-style-name="P102" svg:width="6.061cm" svg:height="0.6cm" draw:control="control21"><svg:title>Gebruikersnaam</svg:title><svg:desc>Korte naam, bijv. jan</svg:desc></draw:control></text:span></text:span><text:span text:style-name="Definition"><text:span text:style-name="T388"><text:tab/></text:span></text:span><text:span text:style-name="T389">(korte naam</text:span><text:span text:style-name="T390"> </text:span><text:span text:style-name="T391">evt. 2</text:span><text:span text:style-name="T394">e</text:span><text:span text:style-name="T391"> gebruiker</text:span><text:span text:style-name="T389">)</text:span></text:p>
      <text:p text:style-name="P33"><text:span text:style-name="T290">Vervang </text:span><text:span text:style-name="Definition"><text:span text:style-name="T12">schuingedrukte</text:span></text:span><text:span text:style-name="T290"> </text:span><text:span text:style-name="T291">woorden </text:span><text:span text:style-name="T290">in deze checklist door </text:span><text:span text:style-name="T291">boven</text:span><text:span text:style-name="T290">staande waarden.</text:span></text:p>
      <text:p text:style-name="P38"/>
      <text:p text:style-name="P32"><text:span text:style-name="Strong_20_Emphasis"><text:span text:style-name="T298"/></text:span></text:p>
      <text:p text:style-name="P34"><text:span text:style-name="T300">Nog niet op Linux?</text:span><text:span text:style-name="T292"><text:tab/></text:span><text:span text:style-name="T295"><text:tab/></text:span><text:span text:style-name="T296">G</text:span><text:span text:style-name="T289">ebruik </text:span><text:span text:style-name="Strong_20_Emphasis"><text:span text:style-name="T301">Checklist migratie</text:span></text:span><text:span text:style-name="T28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3"> onder </text:span><text:span text:style-name="T299">Linux</text:span><text:span text:style-name="T294">.</text:span></text:p>
      <text:p text:style-name="P22"><text:span text:style-name="T268">Nieuwe installatie?</text:span><text:span text:style-name="T263"><text:tab/></text:span><text:span text:style-name="T265"></text:span><text:span text:style-name="T267"><text:tab/></text:span><text:span text:style-name="T266">B</text:span><text:span text:style-name="T263">egin bij hoofdstuk </text:span><text:span text:style-name="T268"><text:bookmark-ref text:reference-format="page" text:ref-name="__RefNumPara__4009_1271708128">2</text:bookmark-ref></text:span><text:span text:style-name="T268"><text:s text:c="2"/></text:span><text:span text:style-name="T269"><text:bookmark-ref text:reference-format="text" text:ref-name="__RefNumPara__4009_1271708128">Installatie uitvoeren</text:bookmark-ref></text:span><text:span text:style-name="T264">.</text:span></text:p>
      <text:p text:style-name="P29"><text:span text:style-name="Strong_20_Emphasis"><text:span text:style-name="T297"/></text:span></text:p>
      <text:p text:style-name="P29"><text:span text:style-name="Strong_20_Emphasis"><text:span text:style-name="T297"/></text:span></text:p>
      <text:list xml:id="list2626451464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66"><text:s/></text:span></text:span><text:span text:style-name="Strong_20_Emphasis"><text:span text:style-name="T120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7"><text:note text:id="ftn3" text:note-class="footnote"><text:note-citation>2</text:note-citation><text:note-body><text:p text:style-name="P26"><text:span text:style-name="T226">E</text:span><text:span text:style-name="T229">v</text:span><text:span text:style-name="T230">en</text:span><text:span text:style-name="T232">t</text:span><text:span text:style-name="T233">uele </text:span><text:span text:style-name="T234">extra </text:span><text:span text:style-name="T236">gebruiker</text:span><text:span text:style-name="T234">s aanmelden </text:span><text:span text:style-name="T235">en dezelfde stappen uitvoeren</text:span><text:span text:style-name="T231">.</text:span></text:p></text:note-body></text:note></text:span></text:span><text:span text:style-name="Strong_20_Emphasis"><text:span text:style-name="T67">.</text:span></text:span></text:p>
          </table:table-cell>
        </table:table-row>
        <table:table-row table:style-name="TableLine93884928590448">
          <table:table-cell table:style-name="_31_._5f_Installatie_5f_voorbereiden.A1" office:value-type="string">
            <text:p text:style-name="P49"><text:span text:style-name="Strong_20_Emphasis"><text:span text:style-name="T6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884928738912">
          <table:table-cell table:style-name="_31_._5f_Installatie_5f_voorbereiden.A1" office:value-type="string">
            <text:p text:style-name="P56"><text:span text:style-name="Strong_20_Emphasis"><text:span text:style-name="T66"><text:s/></text:span></text:span><text:span text:style-name="Strong_20_Emphasis"><text:span text:style-name="T120"><draw:control text:anchor-type="as-char" draw:z-index="13" draw:name="Vorm4" draw:style-name="gr1" draw:text-style-name="P101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66">Installeer </text:span></text:span><text:span text:style-name="Strong_20_Emphasis"><text:span text:style-name="T115">pakket kz</text:span></text:span><text:span text:style-name="Strong_20_Emphasis"><text:span text:style-name="T115"><text:note text:id="ftn4" text:note-class="footnote"><text:note-citation>3</text:note-citation><text:note-body><text:p text:style-name="P91"><text:span text:style-name="T376">Debian-</text:span><text:span text:style-name="T377">p</text:span>akket kz plaatst documenten en scripts van Karel Zimmer <text:span text:style-name="T375">(zie </text:span><text:a xlink:type="simple" xlink:href="https://karelzimmer.nl/" text:style-name="Internet_20_link" text:visited-style-name="Visited_20_Internet_20_Link"><text:span text:style-name="Strong_20_Emphasis"><text:span text:style-name="T364">karelzimmer.nl</text:span></text:span></text:a><text:span text:style-name="Strong_20_Emphasis"><text:span text:style-name="T256">) </text:span></text:span>voor het installeren en beheren van <text:span text:style-name="T374">Debian</text:span> <text:span text:style-name="T374">GNU/</text:span>Linux.</text:p></text:note-body></text:note></text:span></text:span><text:span text:style-name="Strong_20_Emphasis"><text:span text:style-name="T115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5" text:note-class="footnote"><text:note-citation>4</text:note-citation><text:note-body><text:p text:style-name="P23"><text:span text:style-name="T285">De </text:span><text:span text:style-name="T286">Super</text:span><text:span text:style-name="T285">-toets is de Windows</text:span><text:span text:style-name="T287">-</text:span><text:span text:style-name="T288">toets</text:span><text:span text:style-name="T285">, </text:span><text:span text:style-name="T287">C</text:span><text:span text:style-name="T285">ommand-</text:span><text:span text:style-name="T288">toets</text:span><text:span text:style-name="T285">, of </text:span><text:span text:style-name="T287">V</text:span><text:span text:style-name="T285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40">ter</text:span></text:span><text:span text:style-name="Strong_20_Emphasis"><text:span text:style-name="T141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42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3884928739200">
          <table:table-cell table:style-name="_31_._5f_Installatie_5f_voorbereiden.A1" office:value-type="string">
            <text:p text:style-name="P60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4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388492873948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388492873977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884928740064">
          <table:table-cell table:style-name="_31_._5f_Installatie_5f_voorbereiden.A1" office:value-type="string">
            <text:p text:style-name="P56"><text:span text:style-name="Strong_20_Emphasis"><text:span text:style-name="T66"><text:s/></text:span></text:span><text:span text:style-name="Strong_20_Emphasis"><text:span text:style-name="T120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4"><text:note-ref text:note-class="footnote" text:reference-format="text" text:ref-name="ftn5">4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43">men</text:span></text:span><text:span text:style-name="Strong_20_Emphasis"><text:span text:style-name="T144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1"> </text:span></text:span><text:span text:style-name="Strong_20_Emphasis"><text:span text:style-name="T166">Installatiem</text:span></text:span><text:span text:style-name="Strong_20_Emphasis"><text:span text:style-name="T167">enu</text:span></text:span><text:span text:style-name="Strong_20_Emphasis"><text:span text:style-name="T84">.</text:span></text:span></text:p>
          </table:table-cell>
        </table:table-row>
        <table:table-row table:style-name="TableLine93884928740352">
          <table:table-cell table:style-name="_31_._5f_Installatie_5f_voorbereiden.A1" office:value-type="string">
            <text:p text:style-name="P56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68">1</text:span></text:span><text:span text:style-name="Strong_20_Emphasis"><text:span text:style-name="T169"> </text:span></text:span><text:span text:style-name="Strong_20_Emphasis"><text:span text:style-name="T170">In</text:span></text:span><text:span text:style-name="Strong_20_Emphasis"><text:span text:style-name="T160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40"/>
      <text:list xml:id="list84416321252199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84928682960">
          <table:table-cell table:style-name="_32_._5f_Installatie_5f_uitvoeren.A1" office:value-type="string">
            <text:p text:style-name="P56"><text:span text:style-name="Strong_20_Emphasis"><text:span text:style-name="T66"><text:s/></text:span></text:span><text:span text:style-name="Strong_20_Emphasis"><text:span text:style-name="T120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316">Start de computer op vanaf </text:span><text:span text:style-name="T317">een </text:span><text:span text:style-name="T317"><text:reference-ref text:reference-format="text" text:ref-name="Distributie">Debian</text:reference-ref></text:span><text:span text:style-name="T317"><text:s/></text:span><text:span text:style-name="Strong_20_Emphasis"><text:span text:style-name="T305"><text:reference-ref text:reference-format="text" text:ref-name="Versie">11</text:reference-ref></text:span></text:span><text:span text:style-name="Strong_20_Emphasis"><text:span text:style-name="T305"><text:s/></text:span></text:span><text:span text:style-name="T318">(</text:span><text:span text:style-name="T319">Live</text:span><text:span text:style-name="T186"><text:note text:id="ftn6" text:note-class="footnote"><text:note-citation>1</text:note-citation><text:note-body><text:p text:style-name="P27"><text:span text:style-name="T356">Vanaf ee</text:span>n Live <text:span text:style-name="T359">USB-stick </text:span><text:span text:style-name="T371">(</text:span><text:span text:style-name="T359">of </text:span><text:span text:style-name="T371">cd/dvd</text:span><text:span text:style-name="T326">)</text:span><text:span text:style-name="T360"> </text:span>kunt <text:span text:style-name="T356">u opstarten en</text:span> met <text:reference-ref text:reference-format="text" text:ref-name="Distributie">Debian</text:reference-ref><text:s/>werken zonder deze te installeren.</text:p></text:note-body></text:note></text:span><text:span text:style-name="T187">)</text:span><text:span text:style-name="T185"> </text:span><text:span text:style-name="T188">GNOME</text:span><text:span text:style-name="T185"> </text:span><text:span text:style-name="T189">USB-stick</text:span><text:span text:style-name="T189"><text:note text:id="ftn7" text:note-class="footnote"><text:note-citation>2</text:note-citation><text:note-body><text:p text:style-name="P80"><text:span text:style-name="T20">D</text:span><text:span text:style-name="Strong_20_Emphasis"><text:span text:style-name="T200">ow</text:span></text:span><text:span text:style-name="Strong_20_Emphasis"><text:span text:style-name="T201">nload </text:span></text:span><text:span text:style-name="Strong_20_Emphasis"><text:span text:style-name="T192">e</text:span></text:span><text:span text:style-name="Strong_20_Emphasis"><text:span text:style-name="T202">e</text:span></text:span><text:span text:style-name="Strong_20_Emphasis"><text:span text:style-name="T203">n</text:span></text:span><text:span text:style-name="Strong_20_Emphasis"><text:span text:style-name="T223"> </text:span></text:span><text:span text:style-name="Strong_20_Emphasis"><text:span text:style-name="T201">Live CD </text:span></text:span><text:span text:style-name="Strong_20_Emphasis"><text:span text:style-name="T204">v</text:span></text:span><text:span text:style-name="Strong_20_Emphasis"><text:span text:style-name="T205">anaf</text:span></text:span><text:span text:style-name="Strong_20_Emphasis"><text:span text:style-name="T206"> </text:span></text:span><text:a xlink:type="simple" xlink:href="https://www.debian.org/CD/live/" text:style-name="Internet_20_link" text:visited-style-name="Visited_20_Internet_20_Link"><text:span text:style-name="Strong_20_Emphasis"><text:span text:style-name="T362">debian.org/cd/live</text:span></text:span></text:a><text:span text:style-name="Strong_20_Emphasis"><text:span text:style-name="T206">, blader naar beneden en klik op </text:span></text:span><text:span text:style-name="Strong_20_Emphasis"><text:span text:style-name="T209">unofficial live images for stable with firmware included</text:span></text:span><text:span text:style-name="Strong_20_Emphasis"><text:span text:style-name="T206">. Klik vervolgens door </text:span></text:span><text:span text:style-name="Strong_20_Emphasis"><text:span text:style-name="T193">naar</text:span></text:span><text:span text:style-name="Strong_20_Emphasis"><text:span text:style-name="T206"> </text:span></text:span><text:span text:style-name="Strong_20_Emphasis"><text:span text:style-name="T209">amd64</text:span></text:span><text:span text:style-name="Strong_20_Emphasis"><text:span text:style-name="T206"> en </text:span></text:span><text:span text:style-name="Strong_20_Emphasis"><text:span text:style-name="T209">iso-hybrid</text:span></text:span><text:span text:style-name="Strong_20_Emphasis"><text:span text:style-name="T206">. </text:span></text:span><text:span text:style-name="Strong_20_Emphasis"><text:span text:style-name="T193">D</text:span></text:span><text:span text:style-name="Strong_20_Emphasis"><text:span text:style-name="T207">aar aangekomen kies </text:span></text:span><text:span text:style-name="T210">debian-live-11...</text:span><text:span text:style-name="T211">-</text:span><text:span text:style-name="T210">amd-64-</text:span><text:span text:style-name="T211">gnome</text:span><text:span text:style-name="T212">+non-fre</text:span><text:span text:style-name="T213">e</text:span><text:span text:style-name="T212">.iso</text:span><text:span text:style-name="Strong_20_Emphasis"><text:span text:style-name="T201">, </text:span></text:span><text:span text:style-name="Strong_20_Emphasis"><text:span text:style-name="T200">e</text:span></text:span><text:span text:style-name="Strong_20_Emphasis"><text:span text:style-name="T208">n </text:span></text:span><text:span text:style-name="T20">plaats een USB-stick </text:span><text:span text:style-name="T21">van </text:span><text:span text:style-name="T20">min</text:span><text:span text:style-name="T22">imaal </text:span><text:span text:style-name="T20">4 GB.</text:span></text:p><text:p text:style-name="P87"><text:span text:style-name="T20"><text:tab/></text:span><text:span text:style-name="Strong_20_Emphasis"><text:span text:style-name="T240">Zoek</text:span></text:span><text:span text:style-name="Strong_20_Emphasis"><text:span text:style-name="T241"> </text:span></text:span><text:span text:style-name="Strong_20_Emphasis"><text:span text:style-name="T259">s</text:span></text:span><text:span text:style-name="Strong_20_Emphasis"><text:span text:style-name="T260">ch</text:span></text:span><text:span text:style-name="Strong_20_Emphasis"><text:span text:style-name="T241"> en klik op het pictogram van</text:span></text:span><text:span text:style-name="Strong_20_Emphasis"><text:span text:style-name="T242"> </text:span></text:span><text:span text:style-name="Strong_20_Emphasis"><text:span text:style-name="T262">Schijven</text:span></text:span><text:span text:style-name="Strong_20_Emphasis"><text:span text:style-name="T243">. Selecteer de USB-stick in de lijst van schijven aan de linkerkant en klik rechtsboven op </text:span></text:span><text:span text:style-name="Strong_20_Emphasis"><text:span text:style-name="T261">Schijfinstellingen</text:span></text:span><text:span text:style-name="Strong_20_Emphasis"><text:span text:style-name="T243"> </text:span></text:span><text:span text:style-name="Strong_20_Emphasis"><text:span text:style-name="T261">⋮</text:span></text:span><text:span text:style-name="Strong_20_Emphasis"><text:span text:style-name="T243"> (icoontje met de drie puntjes).</text:span></text:span></text:p><text:p text:style-name="P88"><text:span text:style-name="Strong_20_Emphasis"><text:span text:style-name="T243"><text:tab/>Kies </text:span></text:span><text:span text:style-name="Strong_20_Emphasis"><text:span text:style-name="T261">Schijfkopie terugzetten</text:span></text:span><text:span text:style-name="Strong_20_Emphasis"><text:span text:style-name="T243"> en selecteer </text:span></text:span><text:span text:style-name="Strong_20_Emphasis"><text:span text:style-name="T255">het net</text:span></text:span><text:span text:style-name="Strong_20_Emphasis"><text:span text:style-name="T253"> gedownloade CD-beeldbestand </text:span></text:span><text:span text:style-name="Strong_20_Emphasis"><text:span text:style-name="T254">(.iso)</text:span></text:span><text:span text:style-name="Strong_20_Emphasis"><text:span text:style-name="T253">.</text:span></text:span></text:p><text:p text:style-name="P87"><text:span text:style-name="Strong_20_Emphasis"><text:span text:style-name="T243"><text:tab/>Klik op </text:span></text:span><text:span text:style-name="Strong_20_Emphasis"><text:span text:style-name="T261">Terugzetten starten</text:span></text:span><text:span text:style-name="Strong_20_Emphasis"><text:span text:style-name="T243"> en vervolgens op </text:span></text:span><text:span text:style-name="Strong_20_Emphasis"><text:span text:style-name="T261">Terugzetten</text:span></text:span><text:span text:style-name="Strong_20_Emphasis"><text:span text:style-name="T244">.<text:line-break/></text:span></text:span><text:span text:style-name="Strong_20_Emphasis"><text:span text:style-name="T257">O</text:span></text:span><text:span text:style-name="Strong_20_Emphasis"><text:span text:style-name="T245">f </text:span></text:span><text:span text:style-name="Strong_20_Emphasis"><text:span text:style-name="T246">gebruik </text:span></text:span><text:span text:style-name="Strong_20_Emphasis"><text:span text:style-name="T247">het programma </text:span></text:span><text:span text:style-name="Strong_20_Emphasis"><text:span text:style-name="T227">Etche</text:span></text:span><text:span text:style-name="Strong_20_Emphasis"><text:span text:style-name="T228">r</text:span></text:span><text:span text:style-name="Strong_20_Emphasis"><text:span text:style-name="T247"> </text:span></text:span><text:span text:style-name="Strong_20_Emphasis"><text:span text:style-name="T248">(</text:span></text:span><text:a xlink:type="simple" xlink:href="https://www.balena.io/etcher/" text:style-name="Internet_20_link" text:visited-style-name="Visited_20_Internet_20_Link"><text:span text:style-name="Strong_20_Emphasis"><text:span text:style-name="T363">etcher.io</text:span></text:span></text:a><text:span text:style-name="Strong_20_Emphasis"><text:span text:style-name="T248">) </text:span></text:span><text:span text:style-name="Strong_20_Emphasis"><text:span text:style-name="T258">dat </text:span></text:span><text:span text:style-name="Strong_20_Emphasis"><text:span text:style-name="T245">beschikbaar </text:span></text:span><text:span text:style-name="Strong_20_Emphasis"><text:span text:style-name="T258">is </text:span></text:span><text:span text:style-name="Strong_20_Emphasis"><text:span text:style-name="T245">voor </text:span></text:span><text:span text:style-name="Strong_20_Emphasis"><text:span text:style-name="T243">Windows, </text:span></text:span><text:span text:style-name="Strong_20_Emphasis"><text:span text:style-name="T249">mac</text:span></text:span><text:span text:style-name="Strong_20_Emphasis"><text:span text:style-name="T250">OS</text:span></text:span><text:span text:style-name="Strong_20_Emphasis"><text:span text:style-name="T247">, </text:span></text:span><text:span text:style-name="Strong_20_Emphasis"><text:span text:style-name="T248">en </text:span></text:span><text:span text:style-name="Strong_20_Emphasis"><text:span text:style-name="T251">GNU/</text:span></text:span><text:span text:style-name="Strong_20_Emphasis"><text:span text:style-name="T247">Linux</text:span></text:span><text:span text:style-name="Strong_20_Emphasis"><text:span text:style-name="T252">.</text:span></text:span></text:p></text:note-body></text:note></text:span><text:span text:style-name="T185">.</text:span></text:p>
            <text:p text:style-name="P51"><text:span text:style-name="T190">Opstartmenu/</text:span><text:span text:style-name="T191">boot menu</text:span><text:span text:style-name="T190"> </text:span><text:span text:style-name="T185">via </text:span><text:span text:style-name="Definition"><text:span text:style-name="T5">opstartmenu</text:span></text:span><text:span text:style-name="T185">, </text:span><text:span text:style-name="T190">instellingen/</text:span><text:span text:style-name="T191">setup</text:span><text:span text:style-name="T185"> via </text:span><text:span text:style-name="Definition"><text:span text:style-name="T5">instellingen</text:span></text:span><text:span text:style-name="T185">.</text:span></text:p>
          </table:table-cell>
        </table:table-row>
        <table:table-row table:style-name="TableLine93884928649200">
          <table:table-cell table:style-name="_32_._5f_Installatie_5f_uitvoeren.A1" office:value-type="string">
            <text:p text:style-name="P56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3884928719136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20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9">V</text:span></text:span><text:span text:style-name="Strong_20_Emphasis"><text:span text:style-name="T40">olg de aanwijzingen </text:span></text:span><text:span text:style-name="Strong_20_Emphasis"><text:span text:style-name="T58">op de schermen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18"><text:s/></text:span></text:span><text:span text:style-name="Strong_20_Emphasis"><text:span text:style-name="T122"><draw:control text:anchor-type="as-char" draw:z-index="21" draw:name="Vorm11_0" draw:style-name="gr1" draw:text-style-name="P101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100"><text:span text:style-name="Strong_20_Emphasis"><text:span text:style-name="T41">Als het scherm </text:span></text:span><text:span text:style-name="Strong_20_Emphasis"><text:span text:style-name="T154">Wi-Fi</text:span></text:span><text:span text:style-name="Strong_20_Emphasis"><text:span text:style-name="T41"> verschijnt, kies </text:span></text:span><text:span text:style-name="Strong_20_Emphasis"><text:span text:style-name="T61">het</text:span></text:span><text:span text:style-name="Strong_20_Emphasis"><text:span text:style-name="T41"> draadloos netwerk, maak verbinding, en klik op</text:span></text:span><text:span text:style-name="Strong_20_Emphasis"><text:span text:style-name="T131"> </text:span></text:span><text:span text:style-name="Strong_20_Emphasis"><text:span text:style-name="T177">N</text:span></text:span><text:span text:style-name="Strong_20_Emphasis"><text:span text:style-name="T152">ext</text:span></text:span><text:span text:style-name="Strong_20_Emphasis"><text:span text:style-name="T13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884928920032">
          <table:table-cell table:style-name="_32_._5f_Installatie_5f_uitvoeren.A1" office:value-type="string">
            <text:p text:style-name="P62"><text:span text:style-name="Strong_20_Emphasis"><text:span text:style-name="T66"><text:s/></text:span></text:span><text:span text:style-name="Strong_20_Emphasis"><text:span text:style-name="T120"><draw:control text:anchor-type="as-char" draw:z-index="15" draw:name="Vorm13_1" draw:style-name="gr1" draw:text-style-name="P101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2">Start de installatie</text:span></text:span><text:span text:style-name="Strong_20_Emphasis"><text:span text:style-name="T132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45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46">Install Debian</text:span></text:span><text:span text:style-name="Strong_20_Emphasis"><text:span text:style-name="T43">.</text:span></text:span></text:p>
          </table:table-cell>
        </table:table-row>
        <table:table-row table:style-name="TableLine93884928920544">
          <table:table-cell table:style-name="_32_._5f_Installatie_5f_uitvoeren.A1" office:value-type="string">
            <text:p text:style-name="P56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2">Bij </text:span></text:span><text:span text:style-name="Strong_20_Emphasis"><text:span text:style-name="T155">Welcome</text:span></text:span><text:span text:style-name="Strong_20_Emphasis"><text:span text:style-name="T42"> kies </text:span></text:span><text:span text:style-name="Strong_20_Emphasis"><text:span text:style-name="T155">Nederlands</text:span></text:span><text:span text:style-name="Strong_20_Emphasis"><text:span text:style-name="T42"> en klik op </text:span></text:span><text:span text:style-name="Strong_20_Emphasis"><text:span text:style-name="T155">Volgende</text:span></text:span><text:span text:style-name="Strong_20_Emphasis"><text:span text:style-name="T42">.</text:span></text:span></text:p>
          </table:table-cell>
        </table:table-row>
        <table:table-row table:style-name="TableLine93884928921168">
          <table:table-cell table:style-name="_32_._5f_Installatie_5f_uitvoeren.A1" office:value-type="string">
            <text:p text:style-name="P69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57">Locatie</text:span> kies bij <text:span text:style-name="T357">Regio</text:span> voor <text:span text:style-name="T357">Europa</text:span> en klik op <text:span text:style-name="T357">Volgende</text:span>.</text:p>
          </table:table-cell>
        </table:table-row>
        <table:table-row table:style-name="TableLine93884928921792">
          <table:table-cell table:style-name="_32_._5f_Installatie_5f_uitvoeren.A1" office:value-type="string">
            <text:p text:style-name="P69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57">Toetsenbord</text:span> kies <text:span text:style-name="T357">English (US)</text:span> en klik op <text:span text:style-name="T357">Volgende</text:span>.</text:p>
          </table:table-cell>
        </table:table-row>
        <table:table-row table:style-name="TableLine9388492887768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884928878304">
          <table:table-cell table:style-name="_32_._5f_Installatie_5f_uitvoeren.A1" office:value-type="string">
            <text:p text:style-name="P69"><text:span text:style-name="Strong_20_Emphasis"><text:span text:style-name="T66"><text:s/></text:span></text:span><text:span text:style-name="Strong_20_Emphasis"><text:span text:style-name="T120"><draw:control text:anchor-type="as-char" draw:z-index="16" draw:name="Vorm13_4" draw:style-name="gr1" draw:text-style-name="P101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314">selecteer</text:span><text:span text:style-name="T6"> </text:span><text:span text:style-name="T7">de </text:span><text:span text:style-name="T6">gewenste </text:span><text:span text:style-name="T315">optie</text:span><text:span text:style-name="Strong_20_Emphasis"><text:span text:style-name="T42"> </text:span></text:span><text:span text:style-name="Strong_20_Emphasis"><text:span text:style-name="T44">en klik op </text:span></text:span><text:span text:style-name="Strong_20_Emphasis"><text:span text:style-name="T156">Volgende</text:span></text:span><text:span text:style-name="Strong_20_Emphasis"><text:span text:style-name="T44">.</text:span></text:span></text:p>
          </table:table-cell>
        </table:table-row>
        <table:table-row table:style-name="TableLine9388492887892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884928879552">
          <table:table-cell table:style-name="_32_._5f_Installatie_5f_uitvoeren.A1" office:value-type="string">
            <text:p text:style-name="P56"><text:span text:style-name="Strong_20_Emphasis"><text:span text:style-name="T66"><text:s/></text:span></text:span><text:span text:style-name="Strong_20_Emphasis"><text:span text:style-name="T120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28">Bij </text:span></text:span><text:span text:style-name="Strong_20_Emphasis"><text:span text:style-name="T153">Gebruikers</text:span></text:span><text:span text:style-name="Strong_20_Emphasis"><text:span text:style-name="T128"> vul in </text:span></text:span><text:span text:style-name="Strong_20_Emphasis"><text:span text:style-name="T157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17">,</text:span></text:span><text:span text:style-name="Strong_20_Emphasis"><text:span text:style-name="T46"> </text:span></text:span><text:span text:style-name="Strong_20_Emphasis"><text:span text:style-name="T157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58">Wat is de </text:span></text:span><text:span text:style-name="Strong_20_Emphasis"><text:span text:style-name="T157">naam van deze </text:span></text:span><text:span text:style-name="Strong_20_Emphasis"><text:span text:style-name="T158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38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61">V</text:span></text:span><text:span text:style-name="Strong_20_Emphasis"><text:span text:style-name="T162">olgende</text:span></text:span><text:span text:style-name="Strong_20_Emphasis"><text:span text:style-name="T39">.</text:span></text:span></text:p>
          </table:table-cell>
        </table:table-row>
        <table:table-row table:style-name="TableLine9388492889158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884928892208">
          <table:table-cell table:style-name="_32_._5f_Installatie_5f_uitvoeren.A1" office:value-type="string">
            <text:p text:style-name="P56"><text:span text:style-name="Strong_20_Emphasis"><text:span text:style-name="T66"><text:s/></text:span></text:span><text:span text:style-name="Strong_20_Emphasis"><text:span text:style-name="T120"><draw:control text:anchor-type="as-char" draw:z-index="4" draw:name="Vorm14" draw:style-name="gr1" draw:text-style-name="P101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50">Bij </text:span></text:span><text:span text:style-name="Strong_20_Emphasis"><text:span text:style-name="T178">Samenvatting</text:span></text:span><text:span text:style-name="Strong_20_Emphasis"><text:span text:style-name="T135"> </text:span></text:span><text:span text:style-name="Strong_20_Emphasis"><text:span text:style-name="T136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63">Installeer</text:span></text:span><text:span text:style-name="Strong_20_Emphasis"><text:span text:style-name="T39">.</text:span></text:span></text:p>
          </table:table-cell>
        </table:table-row>
      </table:table>
      <text:p text:style-name="P50"><text:span text:style-name="Strong_20_Emphasis"><text:span text:style-name="T133"/></text:span></text:p>
      <text:list xml:id="list84416439870438" text:continue-numbering="true" text:style-name="L1">
        <text:list-item>
          <text:p text:style-name="P99"><text:span text:style-name="Strong_20_Emphasis"><text:span text:style-name="T179">Installatie </text:span></text:span><text:span text:style-name="Strong_20_Emphasis"><text:span text:style-name="T180">afronden</text:span></text:span></text:p>
        </text:list-item>
      </text:list>
      <text:p text:style-name="P52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84928802816">
          <table:table-cell table:style-name="_33_._5f_Installatie_5f_afronden.A1" office:value-type="string">
            <text:p text:style-name="P57"><text:span text:style-name="Strong_20_Emphasis"><text:span text:style-name="T66"><text:s/></text:span></text:span><text:span text:style-name="Strong_20_Emphasis"><text:span text:style-name="T120"><draw:control text:anchor-type="as-char" draw:z-index="5" draw:name="Vorm22" draw:style-name="gr1" draw:text-style-name="P10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 table:style-name="TableLine9388492899051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84929096720">
          <table:table-cell table:style-name="_33_._5f_Installatie_5f_afronden.A1" office:value-type="string">
            <text:p text:style-name="P57"><text:span text:style-name="Strong_20_Emphasis"><text:span text:style-name="T66"><text:s/></text:span></text:span><text:span text:style-name="Strong_20_Emphasis"><text:span text:style-name="T120"><draw:control text:anchor-type="as-char" draw:z-index="6" draw:name="Vorm23" draw:style-name="gr1" draw:text-style-name="P10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52">Voeg </text:span></text:span><text:span text:style-name="Strong_20_Emphasis"><text:span text:style-name="T53">eventuele </text:span></text:span><text:span text:style-name="Strong_20_Emphasis"><text:span text:style-name="T54">extra </text:span></text:span><text:span text:style-name="Strong_20_Emphasis"><text:span text:style-name="T159">Standaard</text:span></text:span><text:span text:style-name="Strong_20_Emphasis"><text:span text:style-name="T57"> of </text:span></text:span><text:span text:style-name="Strong_20_Emphasis"><text:span text:style-name="T159">Beheerder</text:span></text:span><text:span text:style-name="Strong_20_Emphasis"><text:span text:style-name="T54"> </text:span></text:span><text:span text:style-name="Definition"><text:span text:style-name="T24">gebruiker</text:span></text:span><text:span text:style-name="Strong_20_Emphasis"><text:span text:style-name="T134">s </text:span></text:span><text:span text:style-name="Strong_20_Emphasis"><text:span text:style-name="T132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8" text:note-class="footnote"><text:note-citation>1</text:note-citation><text:note-body><text:p text:style-name="P24"><text:span text:style-name="T285">De </text:span><text:span text:style-name="T286">Super</text:span><text:span text:style-name="T285">-toets is de Windows</text:span><text:span text:style-name="T287">-</text:span><text:span text:style-name="T288">toets</text:span><text:span text:style-name="T285">, </text:span><text:span text:style-name="T287">C</text:span><text:span text:style-name="T285">ommand-</text:span><text:span text:style-name="T288">toets</text:span><text:span text:style-name="T285">, of </text:span><text:span text:style-name="T287">V</text:span><text:span text:style-name="T285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47">geb</text:span></text:span><text:span text:style-name="Strong_20_Emphasis"><text:span text:style-name="T148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116">achter</text:span></text:span><text:span text:style-name="Strong_20_Emphasis"><text:span text:style-name="T97"> </text:span></text:span><text:span text:style-name="Strong_20_Emphasis"><text:span text:style-name="T164">Instellingen </text:span></text:span><text:span text:style-name="Strong_20_Emphasis"><text:span text:style-name="T98">o</text:span></text:span><text:span text:style-name="Strong_20_Emphasis"><text:span text:style-name="T68">p </text:span></text:span><text:span text:style-name="Strong_20_Emphasis"><text:span text:style-name="T165">Gebruikers</text:span></text:span><text:span text:style-name="Strong_20_Emphasis"><text:span text:style-name="T99">.</text:span></text:span></text:p>
          </table:table-cell>
        </table:table-row>
        <table:table-row table:style-name="TableLine93884929097008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73"><text:span text:style-name="Strong_20_Emphasis"><text:span text:style-name="T129">Klik </text:span></text:span><text:span text:style-name="Strong_20_Emphasis"><text:span text:style-name="T100">op </text:span></text:span><text:span text:style-name="Strong_20_Emphasis"><text:span text:style-name="T149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71">Gebruik</text:span></text:span><text:span text:style-name="Strong_20_Emphasis"><text:span text:style-name="T172">er</text:span></text:span><text:span text:style-name="Strong_20_Emphasis"><text:span text:style-name="T171"> toevoegen</text:span></text:span><text:span text:style-name="Strong_20_Emphasis"><text:span text:style-name="T101">.</text:span></text:span></text:p>
          </table:table-cell>
        </table:table-row>
        <table:table-row table:style-name="TableLine93884929097296"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84929097584">
          <table:table-cell table:style-name="_33_._5f_Installatie_5f_afronden.A1" office:value-type="string">
            <text:p text:style-name="P56"><text:span text:style-name="Strong_20_Emphasis"><text:span text:style-name="T66"><text:s/></text:span></text:span><text:span text:style-name="Strong_20_Emphasis"><text:span text:style-name="T120"><draw:control text:anchor-type="as-char" draw:z-index="14" draw:name="Vorm4_1" draw:style-name="gr1" draw:text-style-name="P101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66">Installeer </text:span></text:span><text:span text:style-name="Strong_20_Emphasis"><text:span text:style-name="T115">pakket kz</text:span></text:span><text:span text:style-name="Strong_20_Emphasis"><text:span text:style-name="T115"><text:note text:id="ftn9" text:note-class="footnote"><text:note-citation>2</text:note-citation><text:note-body><text:p text:style-name="P92"><text:span text:style-name="T376">Debian-</text:span><text:span text:style-name="T377">p</text:span>akket kz plaatst documenten en scripts van Karel Zimmer <text:span text:style-name="T375">(zie </text:span><text:a xlink:type="simple" xlink:href="https://karelzimmer.nl/" text:style-name="Internet_20_link" text:visited-style-name="Visited_20_Internet_20_Link"><text:span text:style-name="Strong_20_Emphasis"><text:span text:style-name="T364">karelzimmer.nl</text:span></text:span></text:a><text:span text:style-name="Strong_20_Emphasis"><text:span text:style-name="T256">) </text:span></text:span>voor het installeren en beheren van <text:span text:style-name="T374">Debian</text:span> <text:span text:style-name="T374">GNU/</text:span>Linux.</text:p></text:note-body></text:note></text:span></text:span><text:span text:style-name="Strong_20_Emphasis"><text:span text:style-name="T115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40">ter</text:span></text:span><text:span text:style-name="Strong_20_Emphasis"><text:span text:style-name="T141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42">Terminalvenster</text:span></text:span><text:span text:style-name="Strong_20_Emphasis"><text:span text:style-name="T74">. </text:span></text:span></text:p>
          </table:table-cell>
        </table:table-row>
        <table:table-row table:style-name="TableLine93884929097872">
          <table:table-cell table:style-name="_33_._5f_Installatie_5f_afronden.A1" office:value-type="string">
            <text:p text:style-name="P60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2">z</text:span></text:span><text:span text:style-name="Strong_20_Emphasis"><text:span text:style-name="T103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 table:style-name="TableLine938849290981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6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388492909844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884929098736">
          <table:table-cell table:style-name="_33_._5f_Installatie_5f_afronden.A1" office:value-type="string">
            <text:p text:style-name="P57"><text:span text:style-name="Strong_20_Emphasis"><text:span text:style-name="T66"><text:s/></text:span></text:span><text:span text:style-name="Strong_20_Emphasis"><text:span text:style-name="T120"><draw:control text:anchor-type="as-char" draw:z-index="7" draw:name="Vorm33" draw:style-name="gr1" draw:text-style-name="P101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104">Rond de</text:span></text:span><text:span text:style-name="Strong_20_Emphasis"><text:span text:style-name="T105"> installatie </text:span></text:span><text:span text:style-name="Strong_20_Emphasis"><text:span text:style-name="T104">af</text:span></text:span><text:span text:style-name="Strong_20_Emphasis"><text:span text:style-name="T104"><text:note text:id="ftn10" text:note-class="footnote"><text:note-citation>3</text:note-citation><text:note-body><text:p text:style-name="P86">De installatie kan <text:span text:style-name="T372">ge</text:span>controle<text:span text:style-name="T372">e</text:span>r<text:span text:style-name="T372">d worden </text:span>op volledigheid met <text:span text:style-name="T373">bestand</text:span> <text:span text:style-name="T358">Persoonlijke map / kz / Apps</text:span>.</text:p></text:note-body></text:note></text:span></text:span><text:span text:style-name="Strong_20_Emphasis"><text:span text:style-name="T104"> </text:span></text:span><text:span text:style-name="Strong_20_Emphasis"><text:span text:style-name="T68">via </text:span></text:span><text:span text:style-name="Strong_20_Emphasis"><text:span text:style-name="T106">een</text:span></text:span><text:span text:style-name="Strong_20_Emphasis"><text:span text:style-name="T107"> druk</text:span></text:span><text:span text:style-name="Strong_20_Emphasis"><text:span text:style-name="T106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5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0">men</text:span></text:span><text:span text:style-name="Strong_20_Emphasis"><text:span text:style-name="T144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66">Installatiem</text:span></text:span><text:span text:style-name="Strong_20_Emphasis"><text:span text:style-name="T167">enu</text:span></text:span><text:span text:style-name="Strong_20_Emphasis"><text:span text:style-name="T71">.</text:span></text:span></text:p>
          </table:table-cell>
        </table:table-row>
        <table:table-row table:style-name="TableLine93884929099024">
          <table:table-cell table:style-name="_33_._5f_Installatie_5f_afronden.A1" office:value-type="string">
            <text:p text:style-name="P57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73">3 </text:span></text:span><text:span text:style-name="Strong_20_Emphasis"><text:span text:style-name="T174">Installatie</text:span></text:span><text:span text:style-name="Strong_20_Emphasis"><text:span text:style-name="T175"> </text:span></text:span><text:span text:style-name="Strong_20_Emphasis"><text:span text:style-name="T176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08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52"><text:span text:style-name="Strong_20_Emphasis"><text:span text:style-name="T51"><text:tab/></text:span></text:span></text:p>
      <text:p text:style-name="P53"><text:span text:style-name="Strong_20_Emphasis"><text:span text:style-name="T92"/></text:span></text:p>
      <text:p text:style-name="P54"><text:span text:style-name="Strong_20_Emphasis"><text:span text:style-name="T82"/></text:span></text:p>
      <text:list xml:id="list84417085039729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3884929099312">
          <table:table-cell table:style-name="Tabel2.A1" office:value-type="string">
            <text:p text:style-name="P71"><text:span text:style-name="Strong_20_Emphasis"><text:span text:style-name="T66"><text:s/></text:span></text:span><text:span text:style-name="Strong_20_Emphasis"><text:span text:style-name="T120"><draw:control text:anchor-type="as-char" draw:z-index="17" draw:name="Vorm36_0" draw:style-name="gr1" draw:text-style-name="P101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67"><text:note text:id="ftn11" text:note-class="footnote"><text:note-citation>1</text:note-citation><text:note-body><text:p text:style-name="P79"><text:span text:style-name="User_20_Entry"><text:span text:style-name="T194">E</text:span></text:span><text:span text:style-name="User_20_Entry"><text:span text:style-name="T216">v</text:span></text:span><text:span text:style-name="User_20_Entry"><text:span text:style-name="T217">en</text:span></text:span><text:span text:style-name="User_20_Entry"><text:span text:style-name="T219">t</text:span></text:span><text:span text:style-name="User_20_Entry"><text:span text:style-name="T220">uele </text:span></text:span><text:span text:style-name="User_20_Entry"><text:span text:style-name="T221">extra </text:span></text:span><text:span text:style-name="User_20_Entry"><text:span text:style-name="T224">gebruiker</text:span></text:span><text:span text:style-name="User_20_Entry"><text:span text:style-name="T221">s aanmelden </text:span></text:span><text:span text:style-name="User_20_Entry"><text:span text:style-name="T222">en dezelfde stappen uitvoeren</text:span></text:span><text:span text:style-name="User_20_Entry"><text:span text:style-name="T21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 table:style-name="TableLine9388492908236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884929124688">
          <table:table-cell table:style-name="Tabel2.A1" office:value-type="string">
            <text:p text:style-name="P75"><text:span text:style-name="Strong_20_Emphasis"><text:span text:style-name="T66"><text:s/></text:span></text:span><text:span text:style-name="Strong_20_Emphasis"><text:span text:style-name="T120"><draw:control text:anchor-type="as-char" draw:z-index="18" draw:name="Vorm36_2" draw:style-name="gr1" draw:text-style-name="P101" svg:width="0.35cm" svg:height="0.35cm" draw:control="control19"/></text:span></text:span></text:p>
          </table:table-cell>
          <table:table-cell table:style-name="Tabel2.A1" office:value-type="string">
            <text:p text:style-name="P46"><text:span text:style-name="Strong_20_Emphasis"><text:span text:style-name="T109">R</text:span></text:span><text:span text:style-name="Strong_20_Emphasis"><text:span text:style-name="T110">icht </text:span></text:span><text:span text:style-name="Strong_20_Emphasis"><text:span text:style-name="T111">de </text:span></text:span><text:span text:style-name="Definition"><text:span text:style-name="T25">gebruiker</text:span></text:span><text:span text:style-name="Strong_20_Emphasis"><text:span text:style-name="T110"> </text:span></text:span><text:span text:style-name="Strong_20_Emphasis"><text:span text:style-name="T112">in </text:span></text:span><text:span text:style-name="Strong_20_Emphasis"><text:span text:style-name="T68">via </text:span></text:span><text:span text:style-name="Strong_20_Emphasis"><text:span text:style-name="T106">een</text:span></text:span><text:span text:style-name="Strong_20_Emphasis"><text:span text:style-name="T107"> druk</text:span></text:span><text:span text:style-name="Strong_20_Emphasis"><text:span text:style-name="T106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5"><text:note text:id="ftn12" text:note-class="footnote"><text:note-citation>2</text:note-citation><text:note-body><text:p text:style-name="P25"><text:span text:style-name="T285">D</text:span>e <text:span text:style-name="T367">Super</text:span>-toets <text:span text:style-name="T285">is </text:span>de Windows<text:span text:style-name="T365">-</text:span><text:span text:style-name="T366">toets</text:span>, <text:span text:style-name="T365">C</text:span>ommand-<text:span text:style-name="T366">toets</text:span>, of <text:span text:style-name="T365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0">men</text:span></text:span><text:span text:style-name="Strong_20_Emphasis"><text:span text:style-name="T144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66">Installatiem</text:span></text:span><text:span text:style-name="Strong_20_Emphasis"><text:span text:style-name="T167">enu</text:span></text:span><text:span text:style-name="Strong_20_Emphasis"><text:span text:style-name="T71">.</text:span></text:span></text:p>
          </table:table-cell>
        </table:table-row>
        <table:table-row table:style-name="TableLine938849291391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73">4 </text:span></text:span><text:span text:style-name="Strong_20_Emphasis"><text:span text:style-name="T151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3">v</text:span></text:span><text:span text:style-name="Strong_20_Emphasis"><text:span text:style-name="T82">olg de aanwijzingen op het scherm</text:span></text:span><text:span text:style-name="Strong_20_Emphasis"><text:span text:style-name="T139">.</text:span></text:span></text:p>
          </table:table-cell>
        </table:table-row>
      </table:table>
      <text:p text:style-name="P44"><text:span text:style-name="Strong_20_Emphasis"><text:span text:style-name="T114"/></text:span></text:p>
      <text:p text:style-name="P19"/>
      <text:p text:style-name="P19"/>
      <text:p text:style-name="P78"><text:span text:style-name="T181">E</text:span><text:span text:style-name="T182">inde c</text:span><text:span text:style-name="T183">hecklist, </text:span><text:span text:style-name="T184">d</text:span><text:span text:style-name="T183">e</text:span><text:span text:style-name="T306"> installatie van </text:span><text:span text:style-name="T306"><text:reference-ref text:reference-format="text" text:ref-name="Distributie">Debian</text:reference-ref></text:span><text:span text:style-name="T306"><text:s/></text:span><text:span text:style-name="Strong_20_Emphasis"><text:span text:style-name="T307">GNU/Linux</text:span></text:span><text:span text:style-name="Strong_20_Emphasis"><text:span text:style-name="T306"> </text:span></text:span><text:span text:style-name="T308"><text:reference-ref text:reference-format="text" text:ref-name="Versie">11</text:reference-ref></text:span><text:span text:style-name="Strong_20_Emphasis"><text:span text:style-name="T310"><text:s/></text:span></text:span><text:span text:style-name="Strong_20_Emphasis"><text:span text:style-name="T311">LTS</text:span></text:span><text:span text:style-name="T309"> </text:span><text:span text:style-name="T306"><text:reference-ref text:reference-format="text" text:ref-name="Editie">Desktop</text:reference-ref></text:span><text:span text:style-name="T306"><text:s/>is voltooid.</text:span></text:p>
      <text:p text:style-name="P43"/>
      <text:p text:style-name="P35"><text:span text:style-name="T130">Geschreven</text:span><text:span text:style-name="T5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5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22T08:44:15.421954812">22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22T08:44:15.210267438</dc:date>
    <meta:keyword>Installatie</meta:keyword>
    <meta:keyword>Checklist</meta:keyword>
    <meta:keyword>Linux</meta:keyword>
    <meta:editing-cycles>6630</meta:editing-cycles>
    <meta:editing-duration>P11DT16H30M58S</meta:editing-duration>
    <meta:print-date>2021-03-23T20:07:57.967210640</meta:print-date>
    <dc:creator>Karel Zimmer</dc:creator>
    <meta:document-statistic meta:table-count="4" meta:image-count="0" meta:object-count="0" meta:page-count="4" meta:paragraph-count="83" meta:word-count="753" meta:character-count="5184" meta:non-whitespace-character-count="4456"/>
    <meta:user-defined meta:name="Info 1"/>
    <meta:user-defined meta:name="Info 2"/>
    <meta:user-defined meta:name="Info 3"/>
    <meta:user-defined meta:name="Info 4"/>
  </office:meta>
</office:document-meta>
</file>